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33H28M13.338050999S" calcext:value-type="time">
            <text:p>1833:28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/>
          <table:table-cell table:formula="of:=IF([.C369]-[.B369] &gt; 0; [.C369]-[.B3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9]-[.F369] &gt; 0; [.G369]-[.F369]; 0)" office:value-type="time" office:time-value="PT00H00M00S" calcext:value-type="time">
            <text:p>00:00</text:p>
          </table:table-cell>
          <table:table-cell table:formula="of:=[.D369]+[.H36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Dash 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70]-[.B370] &gt; 0; [.C370]-[.B3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0]-[.F370] &gt; 0; [.G370]-[.F370]; 0)" office:value-type="time" office:time-value="PT00H00M00S" calcext:value-type="time">
            <text:p>00:00</text:p>
          </table:table-cell>
          <table:table-cell table:formula="of:=[.D370]+[.H3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1]-[.F371] &gt; 0; [.G371]-[.F371]; 0)" office:value-type="time" office:time-value="PT00H00M00S" calcext:value-type="time">
            <text:p>00:00</text:p>
          </table:table-cell>
          <table:table-cell table:style-name="ce18" table:formula="of:=[.D371]+[.H3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2]-[.B372] &gt; 0; [.C372]-[.B3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7:.I372])" office:value-type="time" office:time-value="PT08H23M01.478S" calcext:value-type="time">
            <text:p>08:2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3]-[.B373] &gt; 0; [.C373]-[.B3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3]-[.F373] &gt; 0; [.G373]-[.F373]; 0)" office:value-type="time" office:time-value="PT00H00M00S" calcext:value-type="time">
            <text:p>00:00</text:p>
          </table:table-cell>
          <table:table-cell table:formula="of:=[.D373]+[.H3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4]-[.B374] &gt; 0; [.C374]-[.B3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 style:data-style-name="N2" text:time-value="08:18:49.5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2T10:14:09.457000000</dc:date>
    <meta:editing-duration>P82DT11H43M6S</meta:editing-duration>
    <meta:editing-cycles>2177</meta:editing-cycles>
    <meta:generator>LibreOffice/7.2.6.2$Windows_X86_64 LibreOffice_project/b0ec3a565991f7569a5a7f5d24fed7f52653d754</meta:generator>
    <dc:creator>Benjamin Laws</dc:creator>
    <meta:document-statistic meta:table-count="2" meta:cell-count="2692" meta:object-count="0"/>
  </office:meta>
</office:document-meta>
</file>